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38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icide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o. of suicides in inida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8744" calcext:value-type="float">
            <text:p>6874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3911" calcext:value-type="float">
            <text:p>7391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8540" calcext:value-type="float">
            <text:p>7854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80149" calcext:value-type="float">
            <text:p>8014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4244" calcext:value-type="float">
            <text:p>8424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89195" calcext:value-type="float">
            <text:p>8919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89178" calcext:value-type="float">
            <text:p>891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88241" calcext:value-type="float">
            <text:p>882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5829" calcext:value-type="float">
            <text:p>9582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04713" calcext:value-type="float">
            <text:p>10471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10587" calcext:value-type="float">
            <text:p>1105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593" calcext:value-type="float">
            <text:p>10859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8506" calcext:value-type="float">
            <text:p>1085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10417" calcext:value-type="float">
            <text:p>11041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10851" calcext:value-type="float">
            <text:p>1108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13697" calcext:value-type="float">
            <text:p>113697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3914" calcext:value-type="float">
            <text:p>11391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18112" calcext:value-type="float">
            <text:p>1181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2637" calcext:value-type="float">
            <text:p>12263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5017" calcext:value-type="float">
            <text:p>12501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7151" calcext:value-type="float">
            <text:p>12715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4599" calcext:value-type="float">
            <text:p>13459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5585" calcext:value-type="float">
            <text:p>13558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4799" calcext:value-type="float">
            <text:p>13479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1666" calcext:value-type="float">
            <text:p>13166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3623" calcext:value-type="float">
            <text:p>1336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1008" calcext:value-type="float">
            <text:p>13100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0009" calcext:value-type="float">
            <text:p>1300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9887" calcext:value-type="float">
            <text:p>12988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5409" calcext:value-type="float">
            <text:p>13540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7098" calcext:value-type="float">
            <text:p>1670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" meta:object-count="0"/>
    <meta:generator>LibreOffice/6.0.7.3$Linux_X86_64 LibreOffice_project/00m0$Build-3</meta:generator>
  </office:meta>
</office:document-meta>
</file>